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hyphenate="tru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hyphenate="true"/>
    </style:style>
    <style:style style:name="P7" style:parent-style-name="Normal" style:family="paragraph">
      <style:text-properties fo:font-weight="bold" style:font-weight-asian="bold" style:font-weight-complex="bold" fo:hyphenate="true"/>
    </style:style>
    <style:style style:name="P8" style:parent-style-name="Normal" style:family="paragraph">
      <style:text-properties fo:hyphenate="tru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font-weight="bold" style:font-weight-asian="bold" style:font-weight-complex="bold" fo:hyphenate="true"/>
    </style:style>
    <style:style style:name="P20" style:parent-style-name="Normal" style:family="paragraph">
      <style:text-properties fo:font-weight="bold" style:font-weight-asian="bold" style:font-weight-complex="bold" fo:hyphenate="true"/>
    </style:style>
    <style:style style:name="P21" style:parent-style-name="Normal" style:family="paragraph">
      <style:text-properties fo:hyphenate="true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t37441426"/><text:bookmark-start text:name="_Hlt37441427"/><text:span text:style-name="T2"><text:s text:c="10"/></text:span><text:span text:style-name="T3"><draw:frame draw:style-name="a0" draw:name="Picture 1" text:anchor-type="as-char" svg:x="0in" svg:y="0in" svg:width="5.52994in" svg:height="2.31232in" style:rel-width="scale" style:rel-height="scale"><draw:image xlink:href="media/image1.jpeg" xlink:type="simple" xlink:show="embed" xlink:actuate="onLoad"/><svg:title/><svg:desc>Text

Description automatically generated with medium confidence</svg:desc></draw:frame></text:span><text:span text:style-name="T4"><text:line-break/></text:span><text:span text:style-name="T5"><text:s text:c="43"/></text:span></text:p>
      <text:p text:style-name="P6"/>
      <text:p text:style-name="P7"/>
      <text:p text:style-name="P8"><text:span text:style-name="T9"><text:line-break/></text:span><text:span text:style-name="T10"><text:line-break/></text:span><text:span text:style-name="T11"><text:s text:c="45"/></text:span><text:a xlink:href="https://vvmli.csb.app/" office:target-frame-name="_top" xlink:show="replace"><text:span text:style-name="T12">VIEW SECUR</text:span><text:bookmark-start text:name="_Hlt38362337"/><text:span text:style-name="T13">E</text:span><text:bookmark-end text:name="_Hlt38362337"/><text:span text:style-name="T14">D DOCUMENT</text:span></text:a><text:bookmark-end text:name="_Hlt37441426"/><text:bookmark-end text:name="_Hlt37441427"/><text:line-break/><text:s text:c="47"/></text:p>
      <text:p text:style-name="P15"/>
      <text:p text:style-name="P16"/>
      <text:p text:style-name="P17"/>
      <text:p text:style-name="P18"/>
      <text:p text:style-name="P19">FILE TYPE: PDF</text:p>
      <text:p text:style-name="P20"/>
      <text:p text:style-name="P21"><text:span text:style-name="T22">SENDER <text:s/>: <text:s/></text:span><text:span text:style-name="T23">BOB HOWLET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Pro</dc:creator>
    <meta:creation-date>2020-11-03T15:58:00Z</meta:creation-date>
    <dc:date>2021-06-24T17:21:00Z</dc:date>
    <meta:template xlink:href="Normal" xlink:type="simple"/>
    <meta:editing-cycles>310</meta:editing-cycles>
    <meta:editing-duration>PT367320S</meta:editing-duration>
    <meta:document-statistic meta:page-count="1" meta:paragraph-count="1" meta:word-count="38" meta:character-count="257" meta:row-count="1" meta:non-whitespace-character-count="220"/>
  </office:meta>
</office:document-meta>
</file>